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azilianStemmer.suffixPreceded( String value , String suffix , String precede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razilianStemmer.suffix( String value , String suf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razilianStemmer.BrazilianStem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razilianStemmer.step1( )</text:p>
          </table:table-cell>
          <table:table-cell office:value-type="float" office:value="92">
            <text:p text:style-name="Table_20_Contents">92</text:p>
          </table:table-cell>
          <table:table-cell office:value-type="float" office:value="49">
            <text:p text:style-name="Table_20_Contents">49</text:p>
          </table:table-cell>
          <table:table-cell office:value-type="float" office:value="142">
            <text:p text:style-name="Table_20_Contents">142</text:p>
          </table:table-cell>
        </table:table-row>
        <table:table-row>
          <table:table-cell office:value-type="string">
            <text:p text:style-name="Table_20_Contents">BrazilianStemmer.stem( String ter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razilianStemmer.step4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razilianStemmer.getR1( String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razilianStemmer.createCT( String term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1">
            <text:p text:style-name="Table_20_Contents">4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BrazilianStemmer.replaceSuffix( String value , String toReplace , String changeT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razilianStemmer.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razilianStemmer.removeSuffix( String value , String toRemov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razilianStemmer.isStemmable( String ter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razilianStemmer.isVowel( char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razilianStemmer.step5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razilianStemmer.step3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razilianStemmer.changeTerm( String valu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3">
            <text:p text:style-name="Table_20_Contents">23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BrazilianStemmer.step2( )</text:p>
          </table:table-cell>
          <table:table-cell office:value-type="float" office:value="122">
            <text:p text:style-name="Table_20_Contents">122</text:p>
          </table:table-cell>
          <table:table-cell office:value-type="float" office:value="7">
            <text:p text:style-name="Table_20_Contents">7</text:p>
          </table:table-cell>
          <table:table-cell office:value-type="float" office:value="358">
            <text:p text:style-name="Table_20_Contents">358</text:p>
          </table:table-cell>
        </table:table-row>
        <table:table-row>
          <table:table-cell office:value-type="string">
            <text:p text:style-name="Table_20_Contents">BrazilianStemmer.getRV( String valu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BrazilianStemmer.isIndexable( String te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